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6.863cm" style:use-optimal-column-width="false"/>
    </style:style>
    <style:style style:name="co2" style:family="table-column">
      <style:table-column-properties style:column-width="6.873cm" style:use-optimal-column-width="false"/>
    </style:style>
    <style:style style:name="ro1" style:family="table-row">
      <style:table-row-properties style:row-height="3.065cm"/>
    </style:style>
    <style:style style:name="ro2" style:family="table-row">
      <style:table-row-properties style:row-height="3.069cm"/>
    </style:style>
    <style:style style:name="ce1" style:family="table-cell">
      <style:text-properties fo:font-size="40pt" style:font-size-asian="40pt" style:font-size-complex="40pt"/>
    </style:style>
    <style:style style:name="P1" style:family="paragraph">
      <loext:graphic-properties draw:fill-color="#ffffff"/>
    </style:style>
    <style:style style:name="P2" style:family="paragraph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standard" draw:layer="layout" svg:width="20.598cm" svg:height="9.198cm" svg:x="3.8cm" svg:y="6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Red</text:p>
              </table:table-cell>
              <table:table-cell>
                <text:p text:style-name="P2">Dog</text:p>
              </table:table-cell>
              <table:table-cell>
                <text:p text:style-name="P2">House</text:p>
              </table:table-cell>
            </table:table-row>
            <table:table-row table:style-name="ro1" table:default-cell-style-name="ce1">
              <table:table-cell>
                <text:p text:style-name="P2">Green</text:p>
              </table:table-cell>
              <table:table-cell>
                <text:p text:style-name="P2">Cat</text:p>
              </table:table-cell>
              <table:table-cell>
                <text:p text:style-name="P2">Cottage</text:p>
              </table:table-cell>
            </table:table-row>
            <table:table-row table:style-name="ro2" table:default-cell-style-name="ce1">
              <table:table-cell>
                <text:p text:style-name="P2">Blue</text:p>
              </table:table-cell>
              <table:table-cell>
                <text:p text:style-name="P2">Mouse</text:p>
              </table:table-cell>
              <table:table-cell>
                <text:p text:style-name="P2">Bar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6T13:12:33.093172601</meta:creation-date>
    <dc:date>2016-09-16T14:21:21.764662251</dc:date>
    <meta:editing-duration>PT2M39S</meta:editing-duration>
    <meta:editing-cycles>2</meta:editing-cycles>
    <meta:generator>LibreOfficeDev/5.3.0.0.alpha0$Linux_X86_64 LibreOffice_project/32e45a6f2a6b35ad72796387633b6b88ad117232</meta:generator>
    <meta:document-statistic meta:object-count="26"/>
  </office:meta>
</office:document-meta>
</file>